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P1" style:family="paragraph" style:parent-style-name="Standard">
      <style:text-properties officeooo:rsid="00126408" officeooo:paragraph-rsid="00126408"/>
    </style:style>
    <style:style style:name="P2" style:family="paragraph" style:parent-style-name="Standard">
      <style:text-properties officeooo:rsid="00136aac" officeooo:paragraph-rsid="00136aac"/>
    </style:style>
    <style:style style:name="P3" style:family="paragraph" style:parent-style-name="Standard">
      <style:text-properties fo:font-weight="bold" officeooo:rsid="00136aac" officeooo:paragraph-rsid="00136aac" style:font-weight-asian="bold" style:font-weight-complex="bold"/>
    </style:style>
    <style:style style:name="P4" style:family="paragraph" style:parent-style-name="Standard">
      <style:text-properties fo:font-weight="normal" officeooo:rsid="00136aac" officeooo:paragraph-rsid="00136aac" style:font-weight-asian="normal" style:font-weight-complex="normal"/>
    </style:style>
    <style:style style:name="P5" style:family="paragraph" style:parent-style-name="Standard">
      <style:text-properties fo:font-weight="bold" officeooo:rsid="0014029e" officeooo:paragraph-rsid="0014029e" style:font-weight-asian="bold" style:font-weight-complex="bold"/>
    </style:style>
    <style:style style:name="P6" style:family="paragraph" style:parent-style-name="Standard">
      <style:text-properties fo:font-weight="normal" officeooo:rsid="0014029e" officeooo:paragraph-rsid="0014029e" style:font-weight-asian="normal" style:font-weight-complex="normal"/>
    </style:style>
    <style:style style:name="P7" style:family="paragraph" style:parent-style-name="Standard">
      <style:text-properties fo:font-weight="bold" officeooo:rsid="0015b542" officeooo:paragraph-rsid="0015b542" style:font-weight-asian="bold" style:font-weight-complex="bold"/>
    </style:style>
    <style:style style:name="P8" style:family="paragraph" style:parent-style-name="Standard">
      <style:text-properties fo:font-weight="normal" officeooo:rsid="0015b542" officeooo:paragraph-rsid="0015b542" style:font-weight-asian="normal" style:font-weight-complex="normal"/>
    </style:style>
    <style:style style:name="P9" style:family="paragraph" style:parent-style-name="Table_20_Contents">
      <style:text-properties officeooo:rsid="0015b542" officeooo:paragraph-rsid="0015b542"/>
    </style:style>
    <style:style style:name="P10" style:family="paragraph" style:parent-style-name="Standard">
      <style:text-properties fo:font-weight="bold" officeooo:rsid="00177b9c" officeooo:paragraph-rsid="00177b9c" style:font-weight-asian="bold" style:font-weight-complex="bold"/>
    </style:style>
    <style:style style:name="P11" style:family="paragraph" style:parent-style-name="Standard">
      <style:text-properties fo:font-weight="normal" officeooo:rsid="00177b9c" officeooo:paragraph-rsid="00177b9c" style:font-weight-asian="normal" style:font-weight-complex="normal"/>
    </style:style>
    <style:style style:name="T1" style:family="text">
      <style:text-properties officeooo:rsid="00177b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ke a copy of your proposal of your non functional, functional requirements, KPIs and UAC and put it at the start of your design pack </text:p>
      <text:p text:style-name="P1"/>
      <text:p text:style-name="P1">your design must be detailed enough that you could give it to an idiot and they would design it as intended</text:p>
      <text:p text:style-name="P1"/>
      <text:p text:style-name="P2">throw in your decomposition diagram from the proposal , then explain the diagram and what it does every section that you add you need to explain each thing is there, reference any NFR, FR, UACs and KPIs that are solved by each page and why </text:p>
      <text:p text:style-name="P2"/>
      <text:p text:style-name="P3">Colour Scheme</text:p>
      <text:p text:style-name="P3"/>
      <text:p text:style-name="P4">show what colours you intend to use </text:p>
      <text:p text:style-name="P4"/>
      <text:p text:style-name="P4">make use of a colour picker to choose complimenting colours</text:p>
      <text:p text:style-name="P4"/>
      <text:p text:style-name="P4">justify how these colours link to each other and to the theme of the scenario</text:p>
      <text:p text:style-name="P4"/>
      <text:p text:style-name="P4"/>
      <text:p text:style-name="P5">Interface designs</text:p>
      <text:p text:style-name="P5"/>
      <text:p text:style-name="P6">make sure there is commentary to go along with how it looks the way it does (maybe compare it to competitors etc) and explain your decisions </text:p>
      <text:p text:style-name="P6"/>
      <text:p text:style-name="P5">ER diagram</text:p>
      <text:p text:style-name="P6">Build an ER diagram showing the entities (tables you will have and the types of connections they will have (one to many etc)</text:p>
      <text:p text:style-name="P6"/>
      <text:p text:style-name="P6">justify/ explain how you have come up with this and why it will be the best design for the database</text:p>
      <text:p text:style-name="P6"/>
      <text:p text:style-name="P5">table structure</text:p>
      <text:p text:style-name="P6"/>
      <text:p text:style-name="P6">give a list of the fields you will have in each table, including primary and foreign keys </text:p>
      <text:p text:style-name="P6"/>
      <text:p text:style-name="P7">data structures</text:p>
      <text:p text:style-name="P8"/>
      <text:p text:style-name="P8">youll need to build a table of all the variables you think you will need </text:p>
      <text:p text:style-name="P8"/>
      <text:p text:style-name="P8">eg table</text:p>
      <text:p text:style-name="P8"/>
      <table:table table:name="Table1" table:style-name="Table1">
        <table:table-column table:style-name="Table1.A" table:number-columns-repeated="6"/>
        <table:table-row>
          <table:table-cell table:style-name="Table1.A1" office:value-type="string">
            <text:p text:style-name="P9">Variable name</text:p>
          </table:table-cell>
          <table:table-cell table:style-name="Table1.A1" office:value-type="string">
            <text:p text:style-name="P9">scope</text:p>
          </table:table-cell>
          <table:table-cell table:style-name="Table1.A1" office:value-type="string">
            <text:p text:style-name="P9">Data type</text:p>
          </table:table-cell>
          <table:table-cell table:style-name="Table1.A1" office:value-type="string">
            <text:p text:style-name="P9">Where used</text:p>
          </table:table-cell>
          <table:table-cell table:style-name="Table1.A1" office:value-type="string">
            <text:p text:style-name="P9">Example data</text:p>
          </table:table-cell>
          <table:table-cell table:style-name="Table1.F1" office:value-type="string">
            <text:p text:style-name="P9">Reasoning</text:p>
          </table:table-cell>
        </table:table-row>
      </table:table>
      <text:p text:style-name="P8"/>
      <text:p text:style-name="P7">Data flow diagrams</text:p>
      <text:p text:style-name="P7"/>
      <text:p text:style-name="P8">show an overview of what data is flowing in and around your site to your database. Ensure you use arrows </text:p>
      <text:p text:style-name="P8"/>
      <text:p text:style-name="P7">algorithm designs- PSEUDOCODE</text:p>
      <text:p text:style-name="P8"/>
      <text:p text:style-name="P8">any significant <text:span text:style-name="T1">functions need to have pseudocode then explain how this pseudocode will fulfill FR NFR and UAC nav bar must have pseudocode design due to it processing if the user is logged in </text:span></text:p>
      <text:p text:style-name="P8"/>
      <text:p text:style-name="P10"><text:soft-page-break/>Test strategy</text:p>
      <text:p text:style-name="P10"/>
      <text:p text:style-name="P11">make a table of users and talk about what data they use to login and what data they will use to login</text:p>
      <text:p text:style-name="P11"/>
      <text:p text:style-name="P11">then make 20 different tests that tests different features as well as edge-cases etc</text:p>
      <text:p text:style-name="P11"/>
      <text:p text:style-name="P11"/>
      <text:p text:style-name="P11">Tips</text:p>
      <text:p text:style-name="P11"/>
      <text:p text:style-name="P11">can Mighty Kitey make my design and have linked it to FR and NF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10:14:47.266744200</meta:creation-date>
    <dc:date>2026-01-05T11:08:14.443895700</dc:date>
    <meta:editing-duration>PT7M57S</meta:editing-duration>
    <meta:editing-cycles>1</meta:editing-cycles>
    <meta:document-statistic meta:table-count="1" meta:image-count="0" meta:object-count="0" meta:page-count="2" meta:paragraph-count="32" meta:word-count="359" meta:character-count="1928" meta:non-whitespace-character-count="1593"/>
    <meta:generator>LibreOffice/25.8.3.2$Windows_X86_64 LibreOffice_project/8ca8d55c161d602844f5428fa4b58097424e324e</meta:generator>
  </office:meta>
</office:document-meta>
</file>